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fo:color="#00b050" fo:font-style="italic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Benutzerrechte 2</text:span></text:p>
      <text:p text:style-name="P2"><text:span text:style-name="T2"><text:line-break/></text:span><text:span text:style-name="T3">1. Legen Sie eine neue Gruppe an und fügen einen (neuen) Benutzer hinzu.<text:line-break/><text:line-break/></text:span><text:span text:style-name="T4">groupadd buchhaltung</text:span><text:span text:style-name="T5"><text:line-break/><text:line-break/>2. Erstellen Sie einen neuen Nutzer mit Home-Verzeichnis und wählen buchhaltung als primäre Gruppe.<text:line-break/><text:line-break/></text:span><text:span text:style-name="T6">sudo useradd -m --gid buchhaltung heike</text:span><text:span text:style-name="T7"><text:line-break/><text:line-break/>3. Setzen Sie ein Passwort für den neuen Benutzer <text:line-break/></text:span><text:span text:style-name="T8"><text:line-break/>sudo passwd heike<text:line-break/></text:span><text:span text:style-name="T9"><text:line-break/>4. Versuchen Sie nun die Gruppe zu löschen.<text:line-break/><text:line-break/></text:span><text:span text:style-name="T10">Die Gruppe kann nicht gelöscht werden, da diese "primär" für heike ist.</text:span><text:span text:style-name="T11"><text:line-break/><text:line-break/>5. Löschen Sie den neuen Benutzer wieder inkl. Seines Home-Verzeichnisses<text:line-break/><text:line-break/></text:span><text:span text:style-name="T12">sudo userdel -f heike</text:span><text:span text:style-name="T13"><text:line-break/><text:line-break/>6. Wann wurde das Passwort von Ihrem Benutzer zuletzt geändert?<text:line-break/><text:line-break/></text:span><text:span text:style-name="T14">passwd -S</text:span></text:p>
      <text:p text:style-name="P2"><text:span text:style-name="T15">tz P 04/08/2020 0 99999 7 -1</text:span><text:span text:style-name="T16"><text:line-break/></text:span><text:span text:style-name="T17"><text:line-break/></text:span><text:span text:style-name="T18"><text:line-break/><text:line-break/></text:span><text:span text:style-name="T19"><text:line-break/></text:span></text:p>
      <text:p text:style-name="P2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